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Noto Serif CJK SC" svg:font-family="'Noto Serif CJK SC'" style:font-family-generic="system" style:font-pitch="variable"/>
  </office:font-face-decls>
  <office:automatic-styles>
    <style:style style:name="HoW-GP" style:family="table">
      <style:table-properties style:width="16.002cm" table:align="margins"/>
    </style:style>
    <style:style style:name="HoW-GP.A" style:family="table-column">
      <style:table-column-properties style:column-width="5.334cm" style:rel-column-width="21845*"/>
    </style:style>
    <style:style style:name="HoW-GP.A1" style:family="table-cell">
      <style:table-cell-properties fo:padding="0.097cm" fo:border-left="0.002cm solid #000000" fo:border-right="none" fo:border-top="0.002cm solid #000000" fo:border-bottom="0.002cm solid #000000"/>
    </style:style>
    <style:style style:name="HoW-GP.C1" style:family="table-cell">
      <style:table-cell-properties fo:padding="0.097cm" fo:border="0.002cm solid #000000"/>
    </style:style>
    <style:style style:name="HoW-GP.A2" style:family="table-cell" style:data-style-name="N36">
      <style:table-cell-properties fo:padding="0.097cm" fo:border-left="0.002cm solid #000000" fo:border-right="none" fo:border-top="none" fo:border-bottom="0.002cm solid #000000"/>
    </style:style>
    <style:style style:name="HoW-GP.B2" style:family="table-cell">
      <style:table-cell-properties fo:padding="0.097cm" fo:border-left="0.002cm solid #000000" fo:border-right="none" fo:border-top="none" fo:border-bottom="0.002cm solid #000000"/>
    </style:style>
    <style:style style:name="HoW-GP.C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text-properties fo:font-size="10pt" style:font-size-asian="10pt" style:font-size-complex="10pt"/>
    </style:style>
    <style:style style:name="P2" style:family="paragraph" style:parent-style-name="Table_20_Contents">
      <style:paragraph-properties fo:line-height="150%"/>
      <style:text-properties fo:font-size="14pt" fo:font-weight="bold" style:font-size-asian="14pt" style:font-weight-asian="bold" style:font-size-complex="14pt" style:font-weight-complex="bold"/>
    </style:style>
    <style:style style:name="P3" style:family="paragraph" style:parent-style-name="Table_20_Contents">
      <style:paragraph-properties fo:line-height="150%"/>
      <style:text-properties fo:font-size="12pt" style:font-size-asian="12pt" style:font-size-complex="12pt"/>
    </style:style>
    <style:style style:name="P4" style:family="paragraph" style:parent-style-name="Standard">
      <style:paragraph-properties fo:line-height="150%"/>
      <style:text-properties fo:font-size="14pt" fo:font-weight="bold" style:font-size-asian="14pt" style:font-weight-asian="bold" style:font-size-complex="14pt" style:font-weight-complex="bold"/>
    </style:style>
    <style:style style:name="P5" style:family="paragraph" style:parent-style-name="Standard">
      <style:paragraph-properties fo:line-height="150%"/>
      <style:text-properties fo:font-size="14pt" fo:font-weight="normal" style:font-size-asian="14pt" style:font-weight-asian="normal" style:font-size-complex="14pt" style:font-weight-complex="normal"/>
    </style:style>
    <style:style style:name="P6" style:family="paragraph" style:parent-style-name="Standard">
      <style:paragraph-properties fo:line-height="150%"/>
      <style:text-properties fo:font-size="11pt" fo:font-weight="normal" style:font-size-asian="11pt" style:font-weight-asian="normal" style:font-size-complex="11pt" style:font-weight-complex="normal"/>
    </style:style>
    <style:style style:name="P7" style:family="paragraph" style:parent-style-name="Standard">
      <style:paragraph-properties fo:line-height="150%"/>
    </style:style>
    <style:style style:name="P8" style:family="paragraph" style:parent-style-name="Standard">
      <style:paragraph-properties fo:line-height="150%"/>
      <style:text-properties fo:font-size="12pt" fo:font-weight="normal" style:font-size-asian="12pt" style:font-weight-asian="normal" style:font-size-complex="12pt" style:font-weight-complex="normal"/>
    </style:style>
    <style:style style:name="P9" style:family="paragraph" style:parent-style-name="Standard">
      <style:paragraph-properties fo:line-height="150%"/>
      <style:text-properties fo:font-size="12pt" fo:font-style="italic" style:font-size-asian="12pt" style:font-style-asian="italic" style:font-size-complex="12pt" style:font-style-complex="italic"/>
    </style:style>
    <style:style style:name="P10" style:family="paragraph" style:parent-style-name="Standard">
      <style:paragraph-properties fo:line-height="150%"/>
      <style:text-properties style:font-name="Tinos1" fo:font-size="11pt" style:font-size-asian="11pt" style:font-size-complex="11pt"/>
    </style:style>
    <style:style style:name="P11" style:family="paragraph" style:parent-style-name="Standard">
      <style:paragraph-properties fo:line-height="150%"/>
      <style:text-properties style:font-name="Tinos1" fo:font-size="11pt" fo:font-weight="bold" style:font-size-asian="11pt" style:font-weight-asian="bold" style:font-size-complex="11pt" style:font-weight-complex="bold"/>
    </style:style>
    <style:style style:name="P12" style:family="paragraph" style:parent-style-name="Standard">
      <style:paragraph-properties fo:line-height="150%"/>
      <style:text-properties fo:font-size="16pt" fo:font-weight="normal" style:font-size-asian="16pt" style:font-weight-asian="normal" style:font-size-complex="16pt" style:font-weight-complex="normal"/>
    </style:style>
    <style:style style:name="P13" style:family="paragraph" style:parent-style-name="Standard">
      <style:paragraph-properties fo:line-height="150%"/>
      <style:text-properties fo:font-size="18pt" fo:font-weight="bold" style:font-size-asian="18pt" style:font-weight-asian="bold" style:font-size-complex="18pt" style:font-weight-complex="bold"/>
    </style:style>
    <style:style style:name="P14" style:family="paragraph" style:parent-style-name="Standard">
      <style:paragraph-properties fo:line-height="150%"/>
      <style:text-properties fo:font-size="18pt" fo:font-weight="normal" style:font-size-asian="18pt" style:font-weight-asian="normal" style:font-size-complex="18pt" style:font-weight-complex="normal"/>
    </style:style>
    <style:style style:name="P15" style:family="paragraph" style:parent-style-name="Standard">
      <style:paragraph-properties fo:line-height="150%"/>
      <style:text-properties fo:font-size="15pt" fo:font-weight="normal" style:font-size-asian="15pt" style:font-weight-asian="normal" style:font-size-complex="15pt" style:font-weight-complex="normal"/>
    </style:style>
    <style:style style:name="P16" style:family="paragraph" style:parent-style-name="Standard">
      <style:paragraph-properties fo:line-height="150%"/>
      <style:text-properties fo:font-size="14pt" fo:font-weight="normal" style:font-size-asian="14pt" style:font-weight-asian="normal" style:font-size-complex="14pt" style:font-weight-complex="normal"/>
    </style:style>
    <style:style style:name="P17" style:family="paragraph" style:parent-style-name="Standard" style:list-style-name="L1">
      <style:paragraph-properties fo:line-height="150%"/>
      <style:text-properties fo:font-size="14pt" fo:font-weight="normal" style:font-size-asian="14pt" style:font-weight-asian="normal" style:font-size-complex="14pt" style:font-weight-complex="normal"/>
    </style:style>
    <style:style style:name="P18" style:family="paragraph" style:parent-style-name="Standard">
      <style:paragraph-properties fo:line-height="150%"/>
      <style:text-properties fo:font-size="14pt" fo:font-style="italic" fo:font-weight="normal" style:font-size-asian="14pt" style:font-style-asian="italic" style:font-weight-asian="normal" style:font-size-complex="14pt" style:font-style-complex="italic" style:font-weight-complex="normal"/>
    </style:style>
    <style:style style:name="P19" style:family="paragraph" style:parent-style-name="Standard" style:list-style-name="L1">
      <style:paragraph-properties fo:line-height="150%"/>
      <style:text-properties fo:font-size="11.5pt" fo:font-weight="normal" style:font-size-asian="11.5pt" style:font-weight-asian="normal" style:font-size-complex="11.5pt" style:font-weight-complex="normal"/>
    </style:style>
    <style:style style:name="P20" style:family="paragraph" style:parent-style-name="Standard" style:list-style-name="L1">
      <style:paragraph-properties fo:line-height="150%"/>
      <style:text-properties fo:font-size="10pt" fo:font-weight="normal" style:font-size-asian="10pt" style:font-weight-asian="normal" style:font-size-complex="10pt" style:font-weight-complex="normal"/>
    </style:style>
    <style:style style:name="P21" style:family="paragraph" style:parent-style-name="Standard">
      <style:paragraph-properties fo:line-height="150%"/>
      <style:text-properties style:font-name="Tinos1" fo:font-size="12pt" fo:font-style="italic" fo:font-weight="normal" style:font-size-asian="12pt" style:font-style-asian="italic" style:font-weight-asian="normal" style:font-size-complex="12pt" style:font-style-complex="italic" style:font-weight-complex="normal"/>
    </style:style>
    <style:style style:name="P22" style:family="paragraph" style:parent-style-name="Standard">
      <style:paragraph-properties fo:line-height="150%"/>
      <style:text-properties style:font-name="Tinos1" fo:font-size="12pt" fo:font-style="italic" style:font-size-asian="12pt" style:font-style-asian="italic" style:font-size-complex="12pt" style:font-style-complex="italic"/>
    </style:style>
    <style:style style:name="P23" style:family="paragraph" style:parent-style-name="Standard">
      <style:paragraph-properties fo:line-height="150%"/>
      <style:text-properties style:font-name="Tinos1" fo:font-size="11pt" style:font-size-asian="11pt" style:font-size-complex="11pt"/>
    </style:style>
    <style:style style:name="P24" style:family="paragraph" style:parent-style-name="Standard" style:list-style-name="L2">
      <style:paragraph-properties fo:line-height="150%"/>
      <style:text-properties style:font-name="Tinos1" fo:font-size="11pt" style:font-size-asian="11pt" style:font-size-complex="11pt"/>
    </style:style>
    <style:style style:name="P25" style:family="paragraph" style:parent-style-name="Standard" style:list-style-name="L5">
      <style:paragraph-properties fo:line-height="150%"/>
      <style:text-properties style:font-name="Tinos1" fo:font-size="11pt" style:font-size-asian="11pt" style:font-size-complex="11pt"/>
    </style:style>
    <style:style style:name="P26" style:family="paragraph" style:parent-style-name="Standard" style:list-style-name="L5">
      <style:paragraph-properties fo:line-height="150%"/>
      <style:text-properties style:font-name="Tinos1" fo:font-size="11pt" fo:font-weight="normal" style:font-size-asian="11pt" style:font-weight-asian="normal" style:font-size-complex="11pt" style:font-weight-complex="normal"/>
    </style:style>
    <style:style style:name="P27" style:family="paragraph" style:parent-style-name="Standard">
      <style:paragraph-properties fo:line-height="150%"/>
      <style:text-properties fo:font-size="11pt" fo:font-weight="normal" style:font-size-asian="11pt" style:font-weight-asian="normal" style:font-size-complex="11pt" style:font-weight-complex="normal"/>
    </style:style>
    <style:style style:name="P28" style:family="paragraph" style:parent-style-name="Standard" style:list-style-name="L3">
      <style:paragraph-properties fo:line-height="150%"/>
      <style:text-properties fo:font-size="11pt" fo:font-weight="normal" style:font-size-asian="11pt" style:font-weight-asian="normal" style:font-size-complex="11pt" style:font-weight-complex="normal"/>
    </style:style>
    <style:style style:name="P29" style:family="paragraph" style:parent-style-name="Standard" style:list-style-name="L6">
      <style:paragraph-properties fo:line-height="150%"/>
      <style:text-properties fo:font-size="11pt" fo:font-weight="normal" style:font-size-asian="11pt" style:font-weight-asian="normal" style:font-size-complex="11pt" style:font-weight-complex="normal"/>
    </style:style>
    <style:style style:name="P30" style:family="paragraph" style:parent-style-name="Standard">
      <style:paragraph-properties fo:line-height="150%"/>
      <style:text-properties fo:font-size="11pt" fo:font-style="normal" fo:font-weight="normal" style:font-size-asian="11pt" style:font-style-asian="normal" style:font-weight-asian="normal" style:font-size-complex="11pt" style:font-style-complex="normal" style:font-weight-complex="normal"/>
    </style:style>
    <style:style style:name="P31" style:family="paragraph" style:parent-style-name="Standard" style:list-style-name="L4">
      <style:paragraph-properties fo:line-height="150%"/>
      <style:text-properties fo:font-size="11pt" fo:font-style="normal" fo:font-weight="normal" style:font-size-asian="11pt" style:font-style-asian="normal" style:font-weight-asian="normal" style:font-size-complex="11pt" style:font-style-complex="normal" style:font-weight-complex="normal"/>
    </style:style>
    <style:style style:name="P32" style:family="paragraph" style:parent-style-name="Standard" style:list-style-name="L10">
      <style:paragraph-properties fo:line-height="150%"/>
      <style:text-properties fo:font-size="11pt" fo:font-style="normal" fo:font-weight="normal" style:font-size-asian="11pt" style:font-style-asian="normal" style:font-weight-asian="normal" style:font-size-complex="11pt" style:font-style-complex="normal" style:font-weight-complex="normal"/>
    </style:style>
    <style:style style:name="P33" style:family="paragraph" style:parent-style-name="Standard" style:list-style-name="L11">
      <style:paragraph-properties fo:line-height="150%"/>
      <style:text-properties fo:font-size="11pt" fo:font-style="normal" fo:font-weight="normal" style:font-size-asian="11pt" style:font-style-asian="normal" style:font-weight-asian="normal" style:font-size-complex="11pt" style:font-style-complex="normal" style:font-weight-complex="normal"/>
    </style:style>
    <style:style style:name="P34" style:family="paragraph" style:parent-style-name="Standard" style:list-style-name="L4">
      <style:paragraph-properties fo:line-height="150%"/>
      <style:text-properties fo:font-size="11pt" fo:font-weight="bold" style:font-size-asian="11pt" style:font-weight-asian="bold" style:font-size-complex="11pt" style:font-weight-complex="bold"/>
    </style:style>
    <style:style style:name="P35" style:family="paragraph" style:parent-style-name="Standard" style:list-style-name="L8">
      <style:paragraph-properties fo:line-height="150%"/>
      <style:text-properties fo:font-size="11pt" style:font-size-asian="11pt" style:font-size-complex="11pt"/>
    </style:style>
    <style:style style:name="P36" style:family="paragraph" style:parent-style-name="Standard">
      <style:paragraph-properties fo:line-height="150%"/>
    </style:style>
    <style:style style:name="P37" style:family="paragraph" style:parent-style-name="Standard" style:list-style-name="L3">
      <style:paragraph-properties fo:line-height="150%"/>
    </style:style>
    <style:style style:name="P38" style:family="paragraph" style:parent-style-name="Standard" style:list-style-name="L4">
      <style:paragraph-properties fo:line-height="150%"/>
    </style:style>
    <style:style style:name="P39" style:family="paragraph" style:parent-style-name="Standard" style:list-style-name="L7">
      <style:paragraph-properties fo:line-height="150%"/>
      <style:text-properties fo:font-size="12pt" fo:font-weight="normal" style:font-size-asian="12pt" style:font-weight-asian="normal" style:font-size-complex="12pt" style:font-weight-complex="normal"/>
    </style:style>
    <style:style style:name="P40" style:family="paragraph" style:parent-style-name="Standard">
      <style:paragraph-properties fo:line-height="150%"/>
      <style:text-properties fo:font-size="16pt" fo:font-weight="normal" style:font-size-asian="16pt" style:font-weight-asian="normal" style:font-size-complex="16pt" style:font-weight-complex="normal"/>
    </style:style>
    <style:style style:name="P41" style:family="paragraph" style:parent-style-name="Standard">
      <style:paragraph-properties fo:line-height="150%"/>
      <style:text-properties fo:font-size="18pt" fo:font-weight="bold" style:font-size-asian="18pt" style:font-weight-asian="bold" style:font-size-complex="18pt" style:font-weight-complex="bold"/>
    </style:style>
    <style:style style:name="P42" style:family="paragraph" style:parent-style-name="Standard" style:list-style-name="L9">
      <style:paragraph-properties fo:line-height="150%"/>
      <style:text-properties fo:font-weight="normal" style:font-weight-asian="normal" style:font-weight-complex="normal"/>
    </style:style>
    <style:style style:name="P43" style:family="paragraph" style:parent-style-name="Standard">
      <style:paragraph-properties fo:line-height="150%"/>
      <style:text-properties fo:font-size="12.5pt" fo:font-style="italic" fo:font-weight="normal" style:font-size-asian="12.5pt" style:font-style-asian="italic" style:font-weight-asian="normal" style:font-size-complex="12.5pt" style:font-style-complex="italic" style:font-weight-complex="normal"/>
    </style:style>
    <style:style style:name="P44" style:family="paragraph" style:parent-style-name="Standard">
      <style:paragraph-properties fo:line-height="150%"/>
      <style:text-properties fo:font-size="12.5pt" fo:font-weight="normal" style:font-size-asian="12.5pt" style:font-weight-asian="normal" style:font-size-complex="12.5pt" style:font-weight-complex="normal"/>
    </style:style>
    <style:style style:name="P45" style:family="paragraph" style:parent-style-name="Standard" style:master-page-name="Standard">
      <style:paragraph-properties fo:line-height="150%" style:page-number="1"/>
      <style:text-properties fo:font-size="18pt" fo:font-weight="bold" style:font-size-asian="18pt" style:font-weight-asian="bold" style:font-size-complex="18pt" style:font-weight-complex="bold"/>
    </style:style>
    <style:style style:name="T1" style:family="text">
      <style:text-properties fo:font-size="14pt" style:font-size-asian="14pt" style:font-size-complex="14pt"/>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fo:font-style="italic" fo:font-weight="normal" style:font-size-asian="14pt" style:font-style-asian="italic" style:font-weight-asian="normal" style:font-size-complex="14pt" style:font-style-complex="italic" style:font-weight-complex="normal"/>
    </style:style>
    <style:style style:name="T4"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weight="normal" style:font-weight-asian="normal" style:font-weight-complex="normal"/>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6pt" fo:font-weight="normal" style:font-size-asian="16pt" style:font-weight-asian="normal" style:font-size-complex="16pt" style:font-weight-complex="normal"/>
    </style:style>
    <style:style style:name="T9" style:family="text">
      <style:text-properties fo:font-size="16pt" fo:font-style="normal" fo:font-weight="normal" style:font-size-asian="16pt" style:font-style-asian="normal" style:font-weight-asian="normal" style:font-size-complex="16pt" style:font-style-complex="normal" style:font-weight-complex="normal"/>
    </style:style>
    <style:style style:name="T10" style:family="text">
      <style:text-properties fo:font-size="16pt" style:font-size-asian="16pt" style:font-size-complex="16pt"/>
    </style:style>
    <style:style style:name="T11" style:family="text">
      <style:text-properties fo:font-size="11pt" fo:font-weight="normal" style:font-size-asian="11pt" style:font-weight-asian="normal" style:font-size-complex="11pt" style:font-weight-complex="normal"/>
    </style:style>
    <style:style style:name="T12"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3" style:family="text">
      <style:text-properties fo:font-size="11pt" fo:font-style="italic" fo:font-weight="bold" style:font-size-asian="11pt" style:font-style-asian="italic" style:font-weight-asian="bold" style:font-size-complex="11pt" style:font-style-complex="italic" style:font-weight-complex="bold"/>
    </style:style>
    <style:style style:name="T14"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5" style:family="text">
      <style:text-properties fo:font-size="11pt" fo:font-style="normal" style:font-size-asian="11pt" style:font-style-asian="normal" style:font-size-complex="11pt" style:font-style-complex="normal"/>
    </style:style>
    <style:style style:name="T16" style:family="text">
      <style:text-properties fo:font-size="11pt" style:font-size-asian="11pt" style:font-size-complex="11pt"/>
    </style:style>
    <style:style style:name="T17" style:family="text">
      <style:text-properties fo:font-size="11pt" fo:font-weight="bold" style:font-size-asian="11pt" style:font-weight-asian="bold" style:font-size-complex="11pt"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style:font-style-asian="italic" style:font-style-complex="italic"/>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weight="bold" style:font-weight-asian="bold" style:font-weight-complex="bold"/>
    </style:style>
    <style:style style:name="T23" style:family="text">
      <style:text-properties style:font-name="Tinos1" fo:font-size="11pt" style:font-size-asian="11pt" style:font-size-complex="11pt"/>
    </style:style>
    <style:style style:name="T24" style:family="text">
      <style:text-properties style:font-name="Tinos1" fo:font-size="11pt" fo:font-weight="bold" style:font-size-asian="11pt" style:font-weight-asian="bold" style:font-size-complex="11pt" style:font-weight-complex="bold"/>
    </style:style>
    <style:style style:name="T25" style:family="text">
      <style:text-properties style:font-name="Tinos1" fo:font-size="12pt" fo:font-style="italic" fo:font-weight="normal" style:font-size-asian="12pt" style:font-style-asian="italic" style:font-weight-asian="normal" style:font-size-complex="12pt" style:font-style-complex="italic" style:font-weight-complex="normal"/>
    </style:style>
    <style:style style:name="T26" style:family="text">
      <style:text-properties fo:font-size="18pt" fo:font-style="italic" fo:font-weight="bold" style:font-size-asian="18pt" style:font-style-asian="italic" style:font-weight-asian="bold" style:font-size-complex="18pt" style:font-style-complex="italic" style:font-weight-complex="bold"/>
    </style:style>
    <style:style style:name="T27" style:family="text">
      <style:text-properties fo:font-size="12.5pt" fo:font-style="italic" style:font-size-asian="12.5pt" style:font-style-asian="italic" style:font-size-complex="12.5pt" style:font-style-complex="italic"/>
    </style:style>
    <style:style style:name="T28" style:family="text">
      <style:text-properties fo:font-size="12.5pt" fo:font-style="italic" fo:font-weight="normal" style:font-size-asian="12.5pt" style:font-style-asian="italic" style:font-weight-asian="normal" style:font-size-complex="12.5pt" style:font-style-complex="italic" style:font-weight-complex="normal"/>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fo:text-indent="-1.27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able of Contents</text:p>
      <text:p text:style-name="P4"/>
      <text:p text:style-name="P4"/>
      <text:p text:style-name="P15"><text:span text:style-name="T1">Table of Contents</text:span> <text:s/>. . . . . . . . . . . . . . . . . . . . . . . . . . . . . . . . . . . . . . . . . <text:tab/>2<text:tab/></text:p>
      <text:list xml:id="list2086973233933847739" text:style-name="L1">
        <text:list-item>
          <text:p text:style-name="P17">Introduction <text:s/>. . . . . . . . . . . . . . . . . . . . . . . . . . . . . . . . . . . . . . . . . . . . . . <text:tab/></text:p>
          <text:list>
            <text:list-item>
              <text:p text:style-name="P19">Purpose<text:tab/><text:tab/><text:tab/><text:tab/><text:tab/><text:tab/><text:tab/><text:tab/><text:tab/> <text:s text:c="5"/></text:p>
            </text:list-item>
            <text:list-item>
              <text:p text:style-name="P19">Scope</text:p>
              <text:list>
                <text:list-item>
                  <text:p text:style-name="P20">Description of the problem</text:p>
                </text:list-item>
                <text:list-item>
                  <text:p text:style-name="P20">Current system</text:p>
                </text:list-item>
                <text:list-item>
                  <text:p text:style-name="P20">Goals</text:p>
                </text:list-item>
              </text:list>
            </text:list-item>
            <text:list-item>
              <text:p text:style-name="P19">Definitions, acronyms and abbreviations</text:p>
              <text:list>
                <text:list-item>
                  <text:p text:style-name="P20">Definitions</text:p>
                </text:list-item>
                <text:list-item>
                  <text:p text:style-name="P20">Acronyms</text:p>
                </text:list-item>
                <text:list-item>
                  <text:p text:style-name="P20">Abbreviations</text:p>
                </text:list-item>
              </text:list>
            </text:list-item>
            <text:list-item>
              <text:p text:style-name="P19">Revision history</text:p>
            </text:list-item>
            <text:list-item>
              <text:p text:style-name="P19">Reference documents</text:p>
            </text:list-item>
            <text:list-item>
              <text:p text:style-name="P19">Document structure</text:p>
            </text:list-item>
          </text:list>
        </text:list-item>
        <text:list-item>
          <text:p text:style-name="P17">Overall Description</text:p>
          <text:list>
            <text:list-item>
              <text:p text:style-name="P19">Product perspective</text:p>
            </text:list-item>
            <text:list-item>
              <text:p text:style-name="P19">Product functions</text:p>
            </text:list-item>
            <text:list-item>
              <text:p text:style-name="P19">User characteristics</text:p>
            </text:list-item>
            <text:list-item>
              <text:p text:style-name="P19">Assumptions, dependencies and constraints</text:p>
            </text:list-item>
          </text:list>
        </text:list-item>
      </text:list>
      <text:p text:style-name="P45">1. <text:s/>Introduction<text:span text:style-name="T1"><text:line-break/><text:line-break/></text:span><text:span text:style-name="T9">1.1<text:tab/>Purpose</text:span><text:span text:style-name="T7"><text:line-break/><text:line-break/></text:span><text:span text:style-name="T11">This is the Requirement Analysis ans Specification Document (RASD).<text:line-break/>As defined by the IEEE Standards, the goals of this document are to give a complete description of the system-to-be, in terms of both functional and non-functional requirements, to analyse the needs of the costumer in order to model the system and to show the constraints the system itself will be subjected to. XXX</text:span></text:p>
      <text:p text:style-name="P8"/>
      <text:p text:style-name="P7"><text:span text:style-name="T7"><text:line-break/></text:span><text:span text:style-name="T8">1.2<text:tab/>Scope</text:span><text:span text:style-name="T2"><text:line-break/><text:line-break/></text:span><text:span text:style-name="T3">1.2.1<text:tab/>Definition of the problem</text:span></text:p>
      <text:p text:style-name="P18"/>
      <text:p text:style-name="P21">1.2.1.1 Data4Help</text:p>
      <text:p text:style-name="P10"><text:span text:style-name="T18"><text:line-break/></text:span><text:span text:style-name="T19">TrackMe </text:span>is a company that wants to develop a software-based service allowing third parties to monitor the location and health status of individuals. This service is called <text:span text:style-name="T22">Data4Help</text:span>. The service supports the registration of individuals who, by registering, agree that TrackMe acquires their data</text:p>
      <text:p text:style-name="P10">(data acquisition can happen through smartwatches or similar devices). Also, it supports the registration of third parties. After registration, these third parties can request:</text:p>
      <text:list xml:id="list6739533401441093854" text:style-name="L2">
        <text:list-item>
          <text:p text:style-name="P24">Access to the data of some specific individuals (we can assume, for instance, that they know an individual by his/her social security number or fiscal code in Italy). In this case, TrackMe passes the request to the specific individuals who can accept or refuse it.</text:p>
        </text:list-item>
        <text:list-item>
          <text:p text:style-name="P24">Access to anonymized data of groups of individuals (for instance, all those living in a certain geographical area, all those of a specific age range, etc.). These requests are handled directly by TrackMe, that will accept any request for which the number of individuals whose data satisfy the request is higher than 1000, in order to protect the identity of its clients.</text:p>
        </text:list-item>
      </text:list>
      <text:p text:style-name="P10"/>
      <text:p text:style-name="P10">As soon as a request for data is approved, TrackMe makes the previously saved data available to the third party. Also, it allows the third party to subscribe to new data and to receive them as soon as they are produced. </text:p>
      <text:p text:style-name="P10"><text:soft-page-break/></text:p>
      <text:p text:style-name="P22">1.2.1.2 <text:s/>AutomatedSOS</text:p>
      <text:p text:style-name="P7"><text:span text:style-name="T23"><text:line-break/>TrackMe decides to build a new service, called </text:span><text:span text:style-name="T24">AutomatedSOS</text:span><text:span text:style-name="T23">, on top of Data4Help. AutomatedSOS monitors the health status of the subscribed customers and, when such parameters are below certain thresholds, sends to the location of the customer an ambulance, guaranteeing a reaction time of less than 5 seconds from the time the parameters are below the threshold. </text:span><text:span text:style-name="T2"><text:line-break/><text:line-break/></text:span><text:span text:style-name="T3">1.2.2<text:tab/>Current System</text:span><text:span text:style-name="T2"><text:line-break/></text:span><text:span text:style-name="T11"><text:line-break/>TrackMe has no pre-existing services that need to be integrated with the new ones, Data4Help and AutomatedSOS. The whole system-to-be is going to be build completely from scratch, therefore no current system will be considered during the design process.<text:line-break/></text:span><text:span text:style-name="T2"><text:line-break/></text:span><text:span text:style-name="T3">1.2.3 <text:tab/>Goals<text:line-break/><text:line-break/></text:span><text:span text:style-name="T25">1.2.3.1 <text:s/>Data4Help</text:span><text:span text:style-name="T3"><text:line-break/></text:span></text:p>
      <text:list xml:id="list6369030420720843210" text:style-name="L3">
        <text:list-item>
          <text:p text:style-name="P28">[G1]: <text:tab/>Allow an individual to become a Registered User, by agreeing to the TrackMe privacy policy and by providing credentials.</text:p>
        </text:list-item>
        <text:list-item>
          <text:p text:style-name="P28">[G2]: <text:tab/>Allow a third-party company to become a Registered Third Party by providing credentials.</text:p>
        </text:list-item>
        <text:list-item>
          <text:p text:style-name="P28">[G3]: <text:tab/>Allow a Registered Third Party to ask to have an access to a specific, properly identified Registered User's data.</text:p>
        </text:list-item>
        <text:list-item>
          <text:p text:style-name="P28">[G4]:<text:tab/>Allow a Registered Third Party to access anonymized data of groups of individuals, if and only if the said group comprehends at least 1000 individuals.</text:p>
        </text:list-item>
        <text:list-item>
          <text:p text:style-name="P28">[G5]:<text:tab/>Allow a Registered User to decide whether to accept or refuse a specific request for his or hers data by a Registered Third Party.</text:p>
        </text:list-item>
        <text:list-item>
          <text:p text:style-name="P28">[G6]:<text:tab/>Allow a Registered Third Party to access to a Consenting Registered User's data.</text:p>
        </text:list-item>
        <text:list-item>
          <text:p text:style-name="P28">[G7]:<text:tab/>Allow a Registered Third Party to subscribe to new data.</text:p>
        </text:list-item>
        <text:list-item>
          <text:p text:style-name="P28">[G8]: <text:tab/>Send to a Registered Third Party with a subscription to new data the new version of the saved data, as soon as this version is produced.<text:line-break/></text:p>
        </text:list-item>
      </text:list>
      <text:p text:style-name="P21"><text:soft-page-break/></text:p>
      <text:p text:style-name="P21">1.2.1.2 <text:s/>AutomatedSOS</text:p>
      <text:p text:style-name="P9"/>
      <text:list xml:id="list2060254053" text:continue-numbering="true" text:style-name="L3">
        <text:list-item>
          <text:p text:style-name="P28">[G9]:<text:tab/>Allow a Registered User to become a Registered AutomatedSOS User</text:p>
        </text:list-item>
        <text:list-item>
          <text:p text:style-name="P37"><text:span text:style-name="T11">[G10]:<text:tab/>Send an ambulance to a Registered AutomatedSOS User's location, if and only if his/hers health parameters descend below a certain threshold.</text:span><text:span text:style-name="T2"><text:line-break/></text:span></text:p>
        </text:list-item>
      </text:list>
      <text:p text:style-name="P5"/>
      <text:p text:style-name="P7"><text:span text:style-name="T8">1.3 <text:tab/>Definitions, acronyms and abbreviations</text:span><text:span text:style-name="T7"><text:line-break/></text:span><text:span text:style-name="T2"><text:line-break/></text:span><text:span text:style-name="T3">1.3.1 <text:tab/>Definitions</text:span></text:p>
      <text:p text:style-name="P5"/>
      <text:list xml:id="list910541967173497766" text:style-name="L4">
        <text:list-item>
          <text:p text:style-name="P31"><text:span text:style-name="T19">Registered User</text:span>: an individual registered to the Data4Help service, and that has therefore given consent to TrackMe to acquire their data.</text:p>
        </text:list-item>
        <text:list-item>
          <text:p text:style-name="P31"><text:span text:style-name="T20">[Registered User's] </text:span><text:span text:style-name="T19">Data</text:span>: information about a <text:s/>RU's location and health status. As no more precise information are reported in the problem description, further information regarding the definition of “health status” are reported in section XXXX</text:p>
        </text:list-item>
        <text:list-item>
          <text:p text:style-name="P31"><text:span text:style-name="T19">Current Saved Data</text:span>: it's the data currently saved in the Data4Help system.</text:p>
        </text:list-item>
        <text:list-item>
          <text:p text:style-name="P31"><text:span text:style-name="T19">Registered Third Party</text:span>: a third-party company, independent form TrackMe, that registered itself to the Data4Help service.</text:p>
        </text:list-item>
        <text:list-item>
          <text:p text:style-name="P31"><text:span text:style-name="T20">[Health parameters] </text:span><text:span text:style-name="T19">threshold</text:span>: a precisely defined threshold of the health parameters: if these parameters descend below the said threshold, an individual is considered to be in danger. As no more precise details are reported in the problem description, further information regarding the definition of “heath parameters' threshold” is reported in section XXXX.</text:p>
        </text:list-item>
        <text:list-item>
          <text:p text:style-name="P38"><text:span text:style-name="T13">Consenting Registered User </text:span><text:span text:style-name="T12">[w.r.t. a request from a RTP]</text:span><text:span text:style-name="T14">: a RU that has accepted a request for his/hers data by a RTP.</text:span><text:span text:style-name="T2"><text:line-break/><text:line-break/></text:span><text:span text:style-name="T3">1.3.2 <text:tab/>Acronyms</text:span></text:p>
        </text:list-item>
      </text:list>
      <text:p text:style-name="P5"/>
      <text:list xml:id="list1593958752" text:continue-numbering="true" text:style-name="L4">
        <text:list-item>
          <text:p text:style-name="P34"><text:span text:style-name="T18">RU</text:span><text:span text:style-name="T21">: Registered User</text:span></text:p>
        </text:list-item>
        <text:list-item>
          <text:p text:style-name="P31">CRU: Consenting Registered User</text:p>
        </text:list-item>
        <text:list-item>
          <text:p text:style-name="P38"><text:span text:style-name="T12">RAU</text:span><text:span text:style-name="T14">: Registered AutomatedSOS User</text:span></text:p>
        </text:list-item>
        <text:list-item>
          <text:p text:style-name="P38"><text:soft-page-break/><text:span text:style-name="T12">RTP</text:span><text:span text:style-name="T14">: Registered Third Party</text:span></text:p>
        </text:list-item>
        <text:list-item>
          <text:p text:style-name="P31">RASD: Requirement Analysis and Specification Document</text:p>
        </text:list-item>
      </text:list>
      <text:p text:style-name="P7"><text:span text:style-name="T2"><text:line-break/></text:span><text:span text:style-name="T4">1.3.3 <text:tab/>Abbreviations</text:span></text:p>
      <text:p text:style-name="P6"/>
      <text:list xml:id="list1161676563" text:continue-numbering="true" text:style-name="L4">
        <text:list-item>
          <text:p text:style-name="P34"><text:span text:style-name="T6">G</text:span><text:span text:style-name="T18">n</text:span><text:span text:style-name="T21">: the goal number </text:span><text:span text:style-name="T18">n.</text:span></text:p>
        </text:list-item>
        <text:list-item>
          <text:p text:style-name="P34"><text:span text:style-name="T18">Dn</text:span><text:span text:style-name="T21">: the domain assumption number </text:span><text:span text:style-name="T18">n.</text:span></text:p>
        </text:list-item>
        <text:list-item>
          <text:p text:style-name="P34"><text:span text:style-name="T18">Rn</text:span><text:span text:style-name="T21">: the functional requirement number </text:span><text:span text:style-name="T18">n.</text:span></text:p>
        </text:list-item>
      </text:list>
      <text:p text:style-name="P6"><text:line-break/></text:p>
      <text:p text:style-name="P8"/>
      <text:p text:style-name="P12">1.4<text:tab/>Revision history</text:p>
      <text:p text:style-name="P6">At the moment there is no revision history to show, as this current version is the only existent one.</text:p>
      <text:p text:style-name="P6"/>
      <text:p text:style-name="P8"/>
      <text:p text:style-name="P7"><text:span text:style-name="T7"><text:line-break/></text:span><text:span text:style-name="T8">1.5 <text:tab/>Reference documents</text:span><text:span text:style-name="T7"><text:line-break/></text:span></text:p>
      <text:list xml:id="list1279411089488454771" text:style-name="L5">
        <text:list-item>
          <text:p text:style-name="P26">Specification document: “Mandatory Project Assignment AY 2018-2019”</text:p>
        </text:list-item>
        <text:list-item>
          <text:p text:style-name="P26">IEEE Std 830-1993 - IEEE Guide to Software Requirements Specifications</text:p>
        </text:list-item>
        <text:list-item>
          <text:p text:style-name="P25">IEEE Std 830-1998 - IEEE Recommended Practice for Software Requirements Specifications</text:p>
        </text:list-item>
      </text:list>
      <text:p text:style-name="P11"/>
      <text:p text:style-name="P11"/>
      <text:p text:style-name="P11"/>
      <text:p text:style-name="P7"><text:span text:style-name="T8">1.6<text:tab/>Document structure<text:line-break/><text:line-break/></text:span><text:span text:style-name="T11">This document is composed by five main parts, including a final appendix.</text:span></text:p>
      <text:p text:style-name="P6"/>
      <text:list xml:id="list5047708213886317762" text:style-name="L6">
        <text:list-item>
          <text:p text:style-name="P29"><text:span text:style-name="T19">Introduction. </text:span>In the first part the problem is presented, with all the main basic information needed to fully understand the scope and the objective of the document itself. All the goals of the system-to-be are already specified and explained.<text:line-break/></text:p>
        </text:list-item>
        <text:list-item>
          <text:p text:style-name="P29"><text:soft-page-break/><text:span text:style-name="T19">Overall Description. </text:span>The second part is a comprehensive general description of the system: there is the presentation of its boundaries and the specification the main actors that will use the system itself.<text:line-break/></text:p>
        </text:list-item>
        <text:list-item>
          <text:p text:style-name="P29"><text:span text:style-name="T19">Specific Requirements.</text:span> The third parts is a precise specification of the aspects already discussed in the previous section, in order to clarify the details for the development team. There is here an identification of every specific requirement, functional or non-functional.</text:p>
        </text:list-item>
      </text:list>
      <text:p text:style-name="P6"/>
      <text:list xml:id="list1228474852" text:continue-numbering="true" text:style-name="L6">
        <text:list-item>
          <text:p text:style-name="P29"><text:span text:style-name="T19">Analysis or the System. </text:span>The fourth part provides a more formal analysis of the system, using both formal and semi-formal approaches (respectively, using Alloy and UML). A more rigorous approach is used to define the critical aspects of the system.<text:line-break/></text:p>
        </text:list-item>
        <text:list-item>
          <text:p text:style-name="P29"><text:span text:style-name="T19">Appendix.</text:span> The fifth and last part comprehends a list the tools used to redact this document and its contents and a detailed report of the hours and efforts spent by each member of the group during the project.</text:p>
        </text:list-item>
      </text:list>
      <text:p text:style-name="P6"/>
      <text:p text:style-name="P14"/>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2. <text:s/>Overall Description<text:line-break/><text:span text:style-name="T8"><text:line-break/>2.1<text:tab/>Product perspective</text:span></text:p>
      <text:p text:style-name="P6"/>
      <text:p text:style-name="P6">The whole system is going to be developed from scratch, since there are not any pre-existing systems to integrate with. </text:p>
      <text:p text:style-name="P12"/>
      <text:p text:style-name="P12"><text:line-break/>2.2<text:tab/>Product functions<text:line-break/><text:span text:style-name="T16"><text:line-break/></text:span><text:span text:style-name="T1">2.2.1<text:tab/>Ambulances management<text:line-break/></text:span><text:span text:style-name="T16">The ambulances previously mentioned in the description of the AutomatedSOS service are not logistically related in any way to the new system, with the only exception being the dispatching of an ambulance by the system itself. Every other action related to the ambulance life cycle, as the routine maintenance, are not supported in any way by the system.</text:span></text:p>
      <text:p text:style-name="P12"><text:span text:style-name="T1"/></text:p>
      <text:p text:style-name="P12"><text:line-break/><text:line-break/>2.3<text:tab/>User characteristics</text:p>
      <text:p text:style-name="P7"><text:span text:style-name="T8"><text:line-break/></text:span><text:span text:style-name="T3">2.3.1<text:tab/>Actors</text:span></text:p>
      <text:list xml:id="list3267748021912543849" text:style-name="L8">
        <text:list-item>
          <text:p text:style-name="P35"><text:span text:style-name="T19">Registered User</text:span><text:span text:style-name="T6">: often referred to as simply “User”, a RE is an individual who has successfully registered him/herself to the Data4Help service, and therefore can log in to the system. His/her data will be sent to TrackMe.</text:span></text:p>
        </text:list-item>
        <text:list-item>
          <text:p text:style-name="P35"><text:span text:style-name="T19">AutomatedSOS Registered User</text:span><text:span text:style-name="T6">: a RE that also subscribed to the AutomatedSOS service, on top of Data4help, and that can therefore utilise all the AutomatedSOS features.</text:span></text:p>
        </text:list-item>
        <text:list-item>
          <text:p text:style-name="P35"><text:span text:style-name="T19">Registered Third Party</text:span><text:span text:style-name="T6">: </text:span><text:span text:style-name="T21">a third-party company, independent form TrackMe, that registered itself to the Data4Help service. It can ask for a specific individual's data, or for anonymized data from a batch of individuals.</text:span></text:p>
        </text:list-item>
      </text:list>
      <text:p text:style-name="P7"><text:span text:style-name="T8"><text:line-break/></text:span><text:soft-page-break/><text:span text:style-name="T8"><text:line-break/>2.4<text:tab/>Assumptions, dependencies and constraints</text:span></text:p>
      <text:p text:style-name="P12"><text:line-break/><text:span text:style-name="T5">2.4.1<text:tab/>Assumptions</text:span></text:p>
      <text:p text:style-name="P12"><text:span text:style-name="T5"><text:line-break/></text:span><text:span text:style-name="T15">In order to clarify some points that lacked precision in the specification document are hereby introduced the following assumptions.</text:span></text:p>
      <text:p text:style-name="P43"/>
      <text:p text:style-name="P43">2.4.1.1 <text:s/>Text Assumptions</text:p>
      <text:p text:style-name="P30"/>
      <text:list xml:id="list121328302959553773" text:style-name="L10">
        <text:list-item>
          <text:p text:style-name="P32">In order to become a Registered User, and individual has to provide the following information while registering: name, surname, address, email, telephone number and a unique form of identification.</text:p>
        </text:list-item>
        <text:list-item>
          <text:p text:style-name="P32">The unique form of identification needed for individuals is here considered to be the individual's fiscal code.</text:p>
        </text:list-item>
        <text:list-item>
          <text:p text:style-name="P32">In order to become a Registered Third Party, a company has to provide the following information while registering: name, address, telephone number, email and a unique form of identification.</text:p>
        </text:list-item>
        <text:list-item>
          <text:p text:style-name="P32">The unique form of identification needed for third party companies is here considered to be XXXXXXXX</text:p>
        </text:list-item>
        <text:list-item>
          <text:p text:style-name="P32">The “health parameters” previously mentioned are considered to be the following: heartbeat rate, blood pressure. XXX</text:p>
        </text:list-item>
        <text:list-item>
          <text:p text:style-name="P32">The “health parameters' threshold” previously mentioned are considered to be precisely defined values of said parameters, tuned by TrackMe itself.</text:p>
        </text:list-item>
      </text:list>
      <text:p text:style-name="P30"/>
      <text:p text:style-name="P44"><text:span text:style-name="T20">2.4.1.2 <text:s/>Domain Assumptions<text:line-break/></text:span></text:p>
      <text:list xml:id="list4447991141148838066" text:style-name="L11">
        <text:list-item>
          <text:p text:style-name="P33">[D1]:<text:tab/>Users' locations are correctly retrieved by GPS.</text:p>
        </text:list-item>
        <text:list-item>
          <text:p text:style-name="P33">[D2]:<text:tab/>Users' health parameters retrieved by smartwatches or similar devices are the actual health parameters of the user.</text:p>
        </text:list-item>
        <text:list-item>
          <text:p text:style-name="P33">[D3]:<text:tab/>The users' unique form of identification, here considered to be the individual's fiscal code, are actually unique for each person.</text:p>
        </text:list-item>
        <text:list-item>
          <text:p text:style-name="P33">[D4]<text:tab/>The Registered Third Party's unique form of identification, here considered to be <text:soft-page-break/>XXX, are actually unique for each company.</text:p>
        </text:list-item>
        <text:list-item>
          <text:p text:style-name="P33">[DX]:<text:tab/>When the order to dispatch an ambulance is correctly sent, then the said ambulance will surely arrive to the target location.</text:p>
        </text:list-item>
      </text:list>
      <text:p text:style-name="P12"><text:span text:style-name="T5"/></text:p>
      <text:p text:style-name="P12"><text:span text:style-name="T5"/></text:p>
      <text:p text:style-name="P12"><text:span text:style-name="T5">2.4.2<text:tab/>Dependencies</text:span><text:line-break/></text:p>
      <text:p text:style-name="P12"><text:span text:style-name="T27">2.4.2.1 <text:s/>Hardware dependencies</text:span></text:p>
      <text:list xml:id="list8382983876892448389" text:style-name="L9">
        <text:list-item>
          <text:p text:style-name="P42"><text:span text:style-name="T16">Android or iOS smartphone.</text:span></text:p>
        </text:list-item>
        <text:list-item>
          <text:p text:style-name="P42"><text:span text:style-name="T16">Any smartwatch-compatible device that can scan and transmit the individual's health status.</text:span></text:p>
        </text:list-item>
        <text:list-item>
          <text:p text:style-name="P42"><text:span text:style-name="T16">2G/3G/4G connection.</text:span></text:p>
        </text:list-item>
        <text:list-item>
          <text:p text:style-name="P42"><text:span text:style-name="T16">GPS tracking.</text:span><text:span text:style-name="T10"><text:line-break/></text:span></text:p>
        </text:list-item>
      </text:list>
      <text:p text:style-name="P12"><text:span text:style-name="T26"/></text:p>
      <text:p text:style-name="P7"><text:span text:style-name="T3">2.4.3<text:tab/>Constraints</text:span><text:span text:style-name="T8"><text:line-break/><text:line-break/></text:span><text:span text:style-name="T28">2.4.3.1 <text:s/>Regulatory Policies<text:line-break/><text:line-break/></text:span><text:span text:style-name="T14">Data4Help will ask for users' permission to access to their location and health status information, in order to acquire, store and eventually transmit their data to third-party companies. <text:line-break/>As mentioned before, Data4Help grants the user's anonymity when transmitting his/her data as part of a bigger batch of individuals, and directly asks the user if a Registered Third Party is interested in his/her data in particular, in order to possibly acquire the individual's consent.</text:span></text:p>
      <text:p text:style-name="P7"><text:span text:style-name="T17"/></text:p>
      <text:p text:style-name="P13"/>
      <text:p text:style-name="P43">2.4.3.1 Interface to other applications</text:p>
      <text:p text:style-name="P13"><text:line-break/><text:span text:style-name="T11">There will be no public interfaces, therefore third party services won't be able to interoperate with neither Data4Help or AutomatedSOS.</text:span></text:p>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7. Appendix<text:span text:style-name="T1"><text:line-break/><text:line-break/></text:span><text:span text:style-name="T2">7.1 Used tools</text:span></text:p>
      <text:p text:style-name="P5"/>
      <text:list xml:id="list6547052393517478540" text:style-name="L7">
        <text:list-item>
          <text:p text:style-name="P39">OpenOffice Writer </text:p>
        </text:list-item>
        <text:list-item>
          <text:p text:style-name="P39">StarUML</text:p>
        </text:list-item>
      </text:list>
      <text:p text:style-name="P5"/>
      <text:p text:style-name="P5"/>
      <text:p text:style-name="P13"><text:span text:style-name="T2">7.2 <text:s/>Hours of work</text:span><text:span text:style-name="T7"><text:line-break/><text:line-break/>7.2.1 <text:s/>Giorgio Polla</text:span></text:p>
      <text:p text:style-name="P8"/>
      <table:table table:name="HoW-GP" table:style-name="HoW-GP">
        <table:table-column table:style-name="HoW-GP.A" table:number-columns-repeated="3"/>
        <table:table-row>
          <table:table-cell table:style-name="HoW-GP.A1" office:value-type="string">
            <text:p text:style-name="P2">DATE</text:p>
          </table:table-cell>
          <table:table-cell table:style-name="HoW-GP.A1" office:value-type="string">
            <text:p text:style-name="P2">TASK</text:p>
          </table:table-cell>
          <table:table-cell table:style-name="HoW-GP.C1" office:value-type="string">
            <text:p text:style-name="P2">HOURS</text:p>
          </table:table-cell>
        </table:table-row>
        <table:table-row>
          <table:table-cell table:style-name="HoW-GP.A2">
            <text:p text:style-name="P3"/>
          </table:table-cell>
          <table:table-cell table:style-name="HoW-GP.B2" office:value-type="string">
            <text:p text:style-name="P3"/>
          </table:table-cell>
          <table:table-cell table:style-name="HoW-GP.C2">
            <text:p text:style-name="P3"/>
          </table:table-cell>
        </table:table-row>
        <table:table-row>
          <table:table-cell table:style-name="HoW-GP.A2">
            <text:p text:style-name="P3"/>
          </table:table-cell>
          <table:table-cell table:style-name="HoW-GP.B2" office:value-type="string">
            <text:p text:style-name="P3"/>
          </table:table-cell>
          <table:table-cell table:style-name="HoW-GP.C2">
            <text:p text:style-name="P3"/>
          </table:table-cell>
        </table:table-row>
        <table:table-row>
          <table:table-cell table:style-name="HoW-GP.A2">
            <text:p text:style-name="P3"/>
          </table:table-cell>
          <table:table-cell table:style-name="HoW-GP.B2" office:value-type="string">
            <text:p text:style-name="P3"/>
          </table:table-cell>
          <table:table-cell table:style-name="HoW-GP.C2">
            <text:p text:style-name="P3"/>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Noto Serif CJK SC" svg:font-family="'Noto Serif CJK SC'"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en" fo:country="GB" style:letter-kerning="true" style:font-name-asian="Noto Serif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Noto Serif CJK SC"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font-size-asian="10pt" style:font-size-complex="10pt"/>
    </style:style>
    <style:page-layout style:name="Mpm1">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fo:border-top="0.002cm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MP1">G. Polla, A. Tiraboschi<text:tab/>RASD 0.2<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iorgio Polla</meta:initial-creator>
    <meta:creation-date>2018-10-21T15:15:21</meta:creation-date>
    <meta:generator>OpenOffice/4.1.5$Unix OpenOffice.org_project/415m1$Build-9789</meta:generator>
    <meta:printed-by>Giorgio Polla</meta:printed-by>
    <meta:print-date>2018-10-21T16:39:51</meta:print-date>
    <dc:date>2018-11-06T18:46:02</dc:date>
    <dc:creator>Giorgio Polla</dc:creator>
    <meta:editing-duration>P2DT6H7M17S</meta:editing-duration>
    <meta:editing-cycles>8</meta:editing-cycles>
    <meta:document-statistic meta:table-count="1" meta:image-count="0" meta:object-count="0" meta:page-count="12" meta:paragraph-count="111" meta:word-count="1846" meta:character-count="11375"/>
  </office:meta>
</office:document-meta>
</file>